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2ed4a0000" style:family="table" style:master-page-name="ta-mp-0x7f92ed4a0000">
      <style:table-properties table:display="true" style:writing-mode="lr-tb"/>
    </style:style>
    <style:style style:name="ta-0x7f92ed4a01f0" style:family="table" style:master-page-name="ta-mp-0x7f92ed4a01f0">
      <style:table-properties table:display="true" style:writing-mode="lr-tb"/>
    </style:style>
    <style:style style:name="ta-0x7f92ed4a03e0" style:family="table" style:master-page-name="ta-mp-0x7f92ed4a03e0">
      <style:table-properties table:display="true" style:writing-mode="lr-tb"/>
    </style:style>
    <style:style style:name="ta-0x7f92ed4a05d0" style:family="table" style:master-page-name="ta-mp-0x7f92ed4a05d0">
      <style:table-properties table:display="true" style:writing-mode="lr-tb"/>
    </style:style>
    <style:style style:name="ta-0x7f92ed4a07c0" style:family="table" style:master-page-name="ta-mp-0x7f92ed4a07c0">
      <style:table-properties table:display="true" style:writing-mode="lr-tb"/>
    </style:style>
    <style:style style:name="ta-0x7f92ed4a09b0" style:family="table" style:master-page-name="ta-mp-0x7f92ed4a0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2ed4c2f6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0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1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2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40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35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2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37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a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6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38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c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9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d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f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3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3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40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4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1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5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7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b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48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c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9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d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f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3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4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50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4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2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5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7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b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b1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2ed4c59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c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a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2ed4c5d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08.0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2ed422d4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2ed52e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2ed5334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2ed53206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2ed4a0000" table:print="false">
        <office:forms form:automatic-focus="false" form:apply-design-mode="false">
          <form:form/>
        </office:forms>
        <table:table-column table:default-cell-style-name="ACE-0x7f92ed4c2e38" table:style-name="ACOL-1"/>
        <table:table-column table:style-name="ACOL-0" table:number-columns-repeated="127"/>
        <table:table-row table:style-name="AROW-0">
          <table:table-cell table:style-name="ACE-0x7f92ed4c2f6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2ed4c3088" table:content-validation-name="VAL-0x7f92ed422d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2ed4c31b0" table:content-validation-name="VAL-0x7f92ed52e85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1">
          <table:table-cell table:style-name="ACE-0x7f92ed4c32d8" table:content-validation-name="VAL-0x7f92ed533430" office:value-type="string">
            <text:p>verifyVendorStatusChange</text:p>
          </table:table-cell>
          <table:table-cell table:number-columns-repeated="127" table:style-name="Gnumeric-default"/>
        </table:table-row>
        <table:table-row table:style-name="AROW-0">
          <table:table-cell table:style-name="ACE-0x7f92ed4c340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2ed4c3528" table:content-validation-name="VAL-0x7f92ed53206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92ed4a01f0" table:print="false">
        <office:forms form:automatic-focus="false" form:apply-design-mode="false">
          <form:form/>
        </office:forms>
        <table:table-column table:default-cell-style-name="ACE-0x7f92ed4c3650" table:style-name="ACOL-3"/>
        <table:table-column table:default-cell-style-name="ACE-0x7f92ed4c3650" table:style-name="ACOL-4"/>
        <table:table-column table:default-cell-style-name="ACE-0x7f92ed4c3650" table:style-name="ACOL-5"/>
        <table:table-column table:default-cell-style-name="ACE-0x7f92ed4c3650" table:style-name="ACOL-6"/>
        <table:table-column table:default-cell-style-name="ACE-0x7f92ed4c3650" table:style-name="ACOL-7" table:number-columns-repeated="2"/>
        <table:table-column table:default-cell-style-name="ACE-0x7f92ed4c3650" table:style-name="ACOL-8"/>
        <table:table-column table:default-cell-style-name="ACE-0x7f92ed4c3650" table:style-name="ACOL-9"/>
        <table:table-column table:default-cell-style-name="ACE-0x7f92ed4b1140" table:style-name="ACOL-0" table:number-columns-repeated="120"/>
        <table:table-row table:style-name="AROW-0">
          <table:table-cell table:style-name="ACE-0x7f92ed4c3778" office:value-type="string">
            <text:p>User Name</text:p>
          </table:table-cell>
          <table:table-cell table:style-name="ACE-0x7f92ed4c38a0" office:value-type="string">
            <text:p>Password</text:p>
          </table:table-cell>
          <table:table-cell table:style-name="ACE-0x7f92ed4c39c8" office:value-type="string">
            <text:p>SearchTextName</text:p>
          </table:table-cell>
          <table:table-cell table:number-columns-repeated="5" table:style-name="ACE-0x7f92ed4c3650"/>
          <table:table-cell table:number-columns-repeated="120" table:style-name="ACE-0x7f92ed4b1140"/>
        </table:table-row>
        <table:table-row table:style-name="AROW-0">
          <table:table-cell table:style-name="ACE-0x7f92ed4c3af0" office:value-type="string">
            <text:p>218668@sc.com</text:p>
          </table:table-cell>
          <table:table-cell table:style-name="ACE-0x7f92ed4c3c18" office:value-type="float" office:value="123456">
            <text:p>123456</text:p>
          </table:table-cell>
          <table:table-cell table:style-name="ACE-0x7f92ed4c3d40" office:value-type="string">
            <text:p>sandisk</text:p>
          </table:table-cell>
          <table:table-cell table:number-columns-repeated="5" table:style-name="ACE-0x7f92ed4c3650"/>
          <table:table-cell table:number-columns-repeated="120" table:style-name="ACE-0x7f92ed4b114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92ed4b1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2" gnm:end-row="0"/>
        </gnm:selections>
      </table:table>
      <table:table table:name="AQA2_TestData" table:style-name="ta-0x7f92ed4a03e0" table:print="false">
        <office:forms form:automatic-focus="false" form:apply-design-mode="false">
          <form:form/>
        </office:forms>
        <table:table-column table:default-cell-style-name="ACE-0x7f92ed4c3e68" table:style-name="ACOL-3"/>
        <table:table-column table:default-cell-style-name="ACE-0x7f92ed4c3e68" table:style-name="ACOL-4"/>
        <table:table-column table:default-cell-style-name="ACE-0x7f92ed4c3e68" table:style-name="ACOL-5"/>
        <table:table-column table:default-cell-style-name="ACE-0x7f92ed4c3e68" table:style-name="ACOL-6"/>
        <table:table-column table:default-cell-style-name="ACE-0x7f92ed4c3e68" table:style-name="ACOL-7" table:number-columns-repeated="2"/>
        <table:table-column table:default-cell-style-name="ACE-0x7f92ed4c3e68" table:style-name="ACOL-8"/>
        <table:table-column table:default-cell-style-name="ACE-0x7f92ed4c3e68" table:style-name="ACOL-9"/>
        <table:table-column table:default-cell-style-name="ACE-0x7f92ed4b1268" table:style-name="ACOL-0" table:number-columns-repeated="120"/>
        <table:table-row table:style-name="AROW-0">
          <table:table-cell table:style-name="ACE-0x7f92ed4c3f90" office:value-type="string">
            <text:p>User Name</text:p>
          </table:table-cell>
          <table:table-cell table:style-name="ACE-0x7f92ed4c40b8" office:value-type="string">
            <text:p>Password</text:p>
          </table:table-cell>
          <table:table-cell table:style-name="ACE-0x7f92ed4c41e0" office:value-type="string">
            <text:p>SearchTextName</text:p>
          </table:table-cell>
          <table:table-cell table:number-columns-repeated="5" table:style-name="ACE-0x7f92ed4c3e68"/>
          <table:table-cell table:number-columns-repeated="120" table:style-name="ACE-0x7f92ed4b1268"/>
        </table:table-row>
        <table:table-row table:style-name="AROW-0">
          <table:table-cell table:style-name="ACE-0x7f92ed4c4308" office:value-type="string">
            <text:p>218668@sc.com</text:p>
          </table:table-cell>
          <table:table-cell table:style-name="ACE-0x7f92ed4c4430" office:value-type="float" office:value="123456">
            <text:p>123456</text:p>
          </table:table-cell>
          <table:table-cell table:style-name="ACE-0x7f92ed4c4558" office:value-type="string">
            <text:p>sandisk</text:p>
          </table:table-cell>
          <table:table-cell table:number-columns-repeated="5" table:style-name="ACE-0x7f92ed4c3e68"/>
          <table:table-cell table:number-columns-repeated="120" table:style-name="ACE-0x7f92ed4b126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92ed4b1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92ed4a05d0" table:print="false">
        <office:forms form:automatic-focus="false" form:apply-design-mode="false">
          <form:form/>
        </office:forms>
        <table:table-column table:default-cell-style-name="ACE-0x7f92ed4c4680" table:style-name="ACOL-3"/>
        <table:table-column table:default-cell-style-name="ACE-0x7f92ed4c4680" table:style-name="ACOL-4"/>
        <table:table-column table:default-cell-style-name="ACE-0x7f92ed4c4680" table:style-name="ACOL-5"/>
        <table:table-column table:default-cell-style-name="ACE-0x7f92ed4c4680" table:style-name="ACOL-6"/>
        <table:table-column table:default-cell-style-name="ACE-0x7f92ed4c4680" table:style-name="ACOL-7" table:number-columns-repeated="2"/>
        <table:table-column table:default-cell-style-name="ACE-0x7f92ed4c4680" table:style-name="ACOL-8"/>
        <table:table-column table:default-cell-style-name="ACE-0x7f92ed4c4680" table:style-name="ACOL-9"/>
        <table:table-column table:default-cell-style-name="ACE-0x7f92ed4b1390" table:style-name="ACOL-0" table:number-columns-repeated="120"/>
        <table:table-row table:style-name="AROW-0">
          <table:table-cell table:style-name="ACE-0x7f92ed4c47a8" office:value-type="string">
            <text:p>User Name</text:p>
          </table:table-cell>
          <table:table-cell table:style-name="ACE-0x7f92ed4c48d0" office:value-type="string">
            <text:p>Password</text:p>
          </table:table-cell>
          <table:table-cell table:style-name="ACE-0x7f92ed4c49f8" office:value-type="string">
            <text:p>SearchTextName</text:p>
          </table:table-cell>
          <table:table-cell table:number-columns-repeated="5" table:style-name="ACE-0x7f92ed4c4680"/>
          <table:table-cell table:number-columns-repeated="120" table:style-name="ACE-0x7f92ed4b1390"/>
        </table:table-row>
        <table:table-row table:style-name="AROW-0">
          <table:table-cell table:style-name="ACE-0x7f92ed4c4b20" office:value-type="string">
            <text:p>218668@sc.com</text:p>
          </table:table-cell>
          <table:table-cell table:style-name="ACE-0x7f92ed4c4c48" office:value-type="float" office:value="123456">
            <text:p>123456</text:p>
          </table:table-cell>
          <table:table-cell table:style-name="ACE-0x7f92ed4c4d70" office:value-type="string">
            <text:p>sandisk</text:p>
          </table:table-cell>
          <table:table-cell table:number-columns-repeated="5" table:style-name="ACE-0x7f92ed4c4680"/>
          <table:table-cell table:number-columns-repeated="120" table:style-name="ACE-0x7f92ed4b139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92ed4b1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92ed4a07c0" table:print="false">
        <office:forms form:automatic-focus="false" form:apply-design-mode="false">
          <form:form/>
        </office:forms>
        <table:table-column table:default-cell-style-name="ACE-0x7f92ed4c4e98" table:style-name="ACOL-3"/>
        <table:table-column table:default-cell-style-name="ACE-0x7f92ed4c4e98" table:style-name="ACOL-4"/>
        <table:table-column table:default-cell-style-name="ACE-0x7f92ed4c4e98" table:style-name="ACOL-5"/>
        <table:table-column table:default-cell-style-name="ACE-0x7f92ed4c4e98" table:style-name="ACOL-6"/>
        <table:table-column table:default-cell-style-name="ACE-0x7f92ed4c4e98" table:style-name="ACOL-7" table:number-columns-repeated="2"/>
        <table:table-column table:default-cell-style-name="ACE-0x7f92ed4c4e98" table:style-name="ACOL-8"/>
        <table:table-column table:default-cell-style-name="ACE-0x7f92ed4c4e98" table:style-name="ACOL-9"/>
        <table:table-column table:default-cell-style-name="ACE-0x7f92ed4b14b8" table:style-name="ACOL-0" table:number-columns-repeated="120"/>
        <table:table-row table:style-name="AROW-0">
          <table:table-cell table:style-name="ACE-0x7f92ed4c4fc0" office:value-type="string">
            <text:p>User Name</text:p>
          </table:table-cell>
          <table:table-cell table:style-name="ACE-0x7f92ed4c50e8" office:value-type="string">
            <text:p>Password</text:p>
          </table:table-cell>
          <table:table-cell table:style-name="ACE-0x7f92ed4c5210" office:value-type="string">
            <text:p>SearchTextName</text:p>
          </table:table-cell>
          <table:table-cell table:number-columns-repeated="5" table:style-name="ACE-0x7f92ed4c4e98"/>
          <table:table-cell table:number-columns-repeated="120" table:style-name="ACE-0x7f92ed4b14b8"/>
        </table:table-row>
        <table:table-row table:style-name="AROW-0">
          <table:table-cell table:style-name="ACE-0x7f92ed4c5338" office:value-type="string">
            <text:p>218668@sc.com</text:p>
          </table:table-cell>
          <table:table-cell table:style-name="ACE-0x7f92ed4c5460" office:value-type="float" office:value="123456">
            <text:p>123456</text:p>
          </table:table-cell>
          <table:table-cell table:style-name="ACE-0x7f92ed4c5588" office:value-type="string">
            <text:p>sandisk</text:p>
          </table:table-cell>
          <table:table-cell table:number-columns-repeated="5" table:style-name="ACE-0x7f92ed4c4e98"/>
          <table:table-cell table:number-columns-repeated="120" table:style-name="ACE-0x7f92ed4b14b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92ed4b1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92ed4a09b0" table:print="false">
        <office:forms form:automatic-focus="false" form:apply-design-mode="false">
          <form:form/>
        </office:forms>
        <table:table-column table:default-cell-style-name="ACE-0x7f92ed4c56b0" table:style-name="ACOL-3"/>
        <table:table-column table:default-cell-style-name="ACE-0x7f92ed4c56b0" table:style-name="ACOL-4"/>
        <table:table-column table:default-cell-style-name="ACE-0x7f92ed4c56b0" table:style-name="ACOL-5"/>
        <table:table-column table:default-cell-style-name="ACE-0x7f92ed4c56b0" table:style-name="ACOL-6"/>
        <table:table-column table:default-cell-style-name="ACE-0x7f92ed4c56b0" table:style-name="ACOL-7" table:number-columns-repeated="2"/>
        <table:table-column table:default-cell-style-name="ACE-0x7f92ed4c56b0" table:style-name="ACOL-8"/>
        <table:table-column table:default-cell-style-name="ACE-0x7f92ed4c56b0" table:style-name="ACOL-9"/>
        <table:table-column table:default-cell-style-name="ACE-0x7f92ed4b15e0" table:style-name="ACOL-0" table:number-columns-repeated="120"/>
        <table:table-row table:style-name="AROW-0">
          <table:table-cell table:style-name="ACE-0x7f92ed4c57d8" office:value-type="string">
            <text:p>User Name</text:p>
          </table:table-cell>
          <table:table-cell table:style-name="ACE-0x7f92ed4c5900" office:value-type="string">
            <text:p>Password</text:p>
          </table:table-cell>
          <table:table-cell table:style-name="ACE-0x7f92ed4c5a28" office:value-type="string">
            <text:p>SearchTextName</text:p>
          </table:table-cell>
          <table:table-cell table:number-columns-repeated="5" table:style-name="ACE-0x7f92ed4c56b0"/>
          <table:table-cell table:number-columns-repeated="120" table:style-name="ACE-0x7f92ed4b15e0"/>
        </table:table-row>
        <table:table-row table:style-name="AROW-0">
          <table:table-cell table:style-name="ACE-0x7f92ed4c5b50" office:value-type="string">
            <text:p>218668@sc.com</text:p>
          </table:table-cell>
          <table:table-cell table:style-name="ACE-0x7f92ed4c5c78" office:value-type="float" office:value="123456">
            <text:p>123456</text:p>
          </table:table-cell>
          <table:table-cell table:style-name="ACE-0x7f92ed4c5da0" office:value-type="string">
            <text:p>sandisk</text:p>
          </table:table-cell>
          <table:table-cell table:number-columns-repeated="5" table:style-name="ACE-0x7f92ed4c56b0"/>
          <table:table-cell table:number-columns-repeated="120" table:style-name="ACE-0x7f92ed4b15e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92ed4b1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2ed4622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2ed499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2ed467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2f61c9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2f6188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2f62eb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2ed4a0000" style:display-name="TestCase" style:page-layout-name="pl-0x7f92ed4622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ed4a01f0" style:display-name="AQA1_TestData" style:page-layout-name="pl-0x7f92ed499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ed4a03e0" style:display-name="AQA2_TestData" style:page-layout-name="pl-0x7f92ed467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ed4a05d0" style:display-name="AQA3_TestData" style:page-layout-name="pl-0x7f92f61c9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ed4a07c0" style:display-name="AQA4_TestData" style:page-layout-name="pl-0x7f92f6188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2ed4a09b0" style:display-name="AQA5_TestData" style:page-layout-name="pl-0x7f92f62eb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08:07:4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